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7000003B31F1C32CA4F4041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5.425cm" svg:height="25.056cm" draw:z-index="0"><draw:image xlink:href="Pictures/1000000100000247000003B31F1C32CA4F4041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3T16:54:21.982515571</meta:creation-date>
    <dc:date>2026-03-13T16:57:34.484692697</dc:date>
    <meta:editing-duration>PT3M1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